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12.82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32.23mm"/>
    </style:style>
    <style:style style:name="co27" style:family="table-column">
      <style:table-column-properties fo:break-before="auto" style:column-width="30.66mm"/>
    </style:style>
    <style:style style:name="co28" style:family="table-column">
      <style:table-column-properties fo:break-before="auto" style:column-width="25.93mm"/>
    </style:style>
    <style:style style:name="co29" style:family="table-column">
      <style:table-column-properties fo:break-before="auto" style:column-width="33mm"/>
    </style:style>
    <style:style style:name="co30" style:family="table-column">
      <style:table-column-properties fo:break-before="auto" style:column-width="80.43mm"/>
    </style:style>
    <style:style style:name="co31" style:family="table-column">
      <style:table-column-properties fo:break-before="auto" style:column-width="77.29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13.23mm"/>
    </style:style>
    <style:style style:name="co34" style:family="table-column">
      <style:table-column-properties fo:break-before="auto" style:column-width="12.49mm"/>
    </style:style>
    <style:style style:name="co35" style:family="table-column">
      <style:table-column-properties fo:break-before="auto" style:column-width="38.95mm"/>
    </style:style>
    <style:style style:name="co36" style:family="table-column">
      <style:table-column-properties fo:break-before="auto" style:column-width="9.15mm"/>
    </style:style>
    <style:style style:name="co37" style:family="table-column">
      <style:table-column-properties fo:break-before="auto" style:column-width="71.01mm"/>
    </style:style>
    <style:style style:name="co38" style:family="table-column">
      <style:table-column-properties fo:break-before="auto" style:column-width="13.09mm"/>
    </style:style>
    <style:style style:name="co39" style:family="table-column">
      <style:table-column-properties fo:break-before="auto" style:column-width="222.71mm"/>
    </style:style>
    <style:style style:name="co40" style:family="table-column">
      <style:table-column-properties fo:break-before="auto" style:column-width="31.17mm"/>
    </style:style>
    <style:style style:name="co41" style:family="table-column">
      <style:table-column-properties fo:break-before="auto" style:column-width="38.24mm"/>
    </style:style>
    <style:style style:name="co42" style:family="table-column">
      <style:table-column-properties fo:break-before="auto" style:column-width="8.64mm"/>
    </style:style>
    <style:style style:name="co43" style:family="table-column">
      <style:table-column-properties fo:break-before="auto" style:column-width="27.23mm"/>
    </style:style>
    <style:style style:name="co44" style:family="table-column">
      <style:table-column-properties fo:break-before="auto" style:column-width="81.47mm"/>
    </style:style>
    <style:style style:name="co45" style:family="table-column">
      <style:table-column-properties fo:break-before="auto" style:column-width="8.38mm"/>
    </style:style>
    <style:style style:name="co46" style:family="table-column">
      <style:table-column-properties fo:break-before="auto" style:column-width="11.25mm"/>
    </style:style>
    <style:style style:name="co47" style:family="table-column">
      <style:table-column-properties fo:break-before="auto" style:column-width="15.72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58.42mm"/>
    </style:style>
    <style:style style:name="co50" style:family="table-column">
      <style:table-column-properties fo:break-before="auto" style:column-width="35.63mm"/>
    </style:style>
    <style:style style:name="co51" style:family="table-column">
      <style:table-column-properties fo:break-before="auto" style:column-width="27.76mm"/>
    </style:style>
    <style:style style:name="co52" style:family="table-column">
      <style:table-column-properties fo:break-before="auto" style:column-width="99.82mm"/>
    </style:style>
    <style:style style:name="co53" style:family="table-column">
      <style:table-column-properties fo:break-before="auto" style:column-width="29.6mm"/>
    </style:style>
    <style:style style:name="co54" style:family="table-column">
      <style:table-column-properties fo:break-before="auto" style:column-width="25.15mm"/>
    </style:style>
    <style:style style:name="co55" style:family="table-column">
      <style:table-column-properties fo:break-before="auto" style:column-width="10.41mm"/>
    </style:style>
    <style:style style:name="co56" style:family="table-column">
      <style:table-column-properties fo:break-before="auto" style:column-width="104.55mm"/>
    </style:style>
    <style:style style:name="co57" style:family="table-column">
      <style:table-column-properties fo:break-before="auto" style:column-width="39.3mm"/>
    </style:style>
    <style:style style:name="co58" style:family="table-column">
      <style:table-column-properties fo:break-before="auto" style:column-width="30.9mm"/>
    </style:style>
    <style:style style:name="co59" style:family="table-column">
      <style:table-column-properties fo:break-before="auto" style:column-width="47.15mm"/>
    </style:style>
    <style:style style:name="co60" style:family="table-column">
      <style:table-column-properties fo:break-before="auto" style:column-width="40.6mm"/>
    </style:style>
    <style:style style:name="co61" style:family="table-column">
      <style:table-column-properties fo:break-before="auto" style:column-width="30.13mm"/>
    </style:style>
    <style:style style:name="co62" style:family="table-column">
      <style:table-column-properties fo:break-before="auto" style:column-width="10mm"/>
    </style:style>
    <style:style style:name="co63" style:family="table-column">
      <style:table-column-properties fo:break-before="auto" style:column-width="172.67mm"/>
    </style:style>
    <style:style style:name="co64" style:family="table-column">
      <style:table-column-properties fo:break-before="auto" style:column-width="72.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Pridej zombiky||Vyhodnot naschvaly|Poraz zombika|Lizni kartu||Posun se|Seber loot|Zahraj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Boj: Dovednost +Zbran +Naboje musi byt aspon tolik co zdravi zombik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A - Pistole|||B - Puska|||C - Samopal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psi_Karty2" table:style-name="ta3"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8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h1</text:p>
          </table:table-cell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img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effec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Vladce zombiku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3 zombiky</text:p>
          </table:table-cell>
          <table:table-cell table:style-name="ce2" office:value-type="string" calcext:value-type="string">
            <text:p>Pridej na svuj dil mapy 2 zombik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Horlaviny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Pumpa (3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 1(3) pouziti</text:p>
          </table:table-cell>
          <table:table-cell table:style-name="ce2" office:value-type="string" calcext:value-type="string">
            <text:p>Toto kolo nebojujes a zombiky prochazis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anipulace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ekarnick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Lekarn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ulicky</text:p>
          </table:table-cell>
          <table:table-cell table:style-name="ce7" office:value-type="string" calcext:value-type="string">
            <text:p>* Pouzij</text:p>
          </table:table-cell>
          <table:table-cell table:style-name="ce7" office:value-type="string" calcext:value-type="string">
            <text:p>Hrackarst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Nikdo neposouva zombiky (a imunita na skozeni)</text:p>
          </table:table-cell>
          <table:table-cell table:style-name="ce1" office:value-type="string" calcext:value-type="string">
            <text:p>Vubec nehrajes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Grana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zrani te (bez zraneni)</text:p>
          </table:table-cell>
          <table:table-cell table:style-name="ce2" office:value-type="string" calcext:value-type="string">
            <text:p>Ztrat 1 vybaveni, nemas-li tak 2 nabo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otorova pila</text:p>
          </table:table-cell>
          <table:table-cell table:style-name="ce7" office:value-type="string" calcext:value-type="string">
            <text:p>* Zbran B +0</text:p>
          </table:table-cell>
          <table:table-cell table:style-name="ce9" office:value-type="string" calcext:value-type="string">
            <text:p>Zahradnictvi (+1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na blizko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kateboard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Skate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edn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<text:span text:style-name="T1">(</text:span>+6<text:span text:style-name="T1">)</text:span></text:p>
          </table:table-cell>
          <table:table-cell table:style-name="ce2" office:value-type="string" calcext:value-type="string">
            <text:p>Vrat 2 trofe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ozarni sekera</text:p>
          </table:table-cell>
          <table:table-cell table:style-name="ce7" office:value-type="string" calcext:value-type="string">
            <text:p>* Zbran B +1</text:p>
          </table:table-cell>
          <table:table-cell table:style-name="ce9" office:value-type="string" calcext:value-type="string">
            <text:p>Pozar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na blizko +1 (+2), bez munice</text:p>
          </table:table-cell>
          <table:table-cell table:style-name="ce2" office:value-type="string" calcext:value-type="string">
            <text:p>Jsi posunut na sousedni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lidny kou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Klicky od aut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5 poli, sezbirej prejete zombiky</text:p>
          </table:table-cell>
          <table:table-cell table:style-name="ce1" office:value-type="string" calcext:value-type="string">
            <text:p>Nehybes se, ale muzes hrat kartu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Adrenalin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rokovnice</text:p>
          </table:table-cell>
          <table:table-cell table:style-name="ce7" office:value-type="string" calcext:value-type="string">
            <text:p>* Zbran S +1 (3)</text:p>
          </table:table-cell>
          <table:table-cell table:style-name="ce7" office:value-type="string" calcext:value-type="string">
            <text:p>Sport Shop (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, ma vlastni 3 munice (obnov munici)</text:p>
          </table:table-cell>
          <table:table-cell table:style-name="ce1" office:value-type="string" calcext:value-type="string">
            <text:p>Dej do libovolne budovy 2 zombik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uska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Zelezarstvi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B</text:p>
          </table:table-cell>
          <table:table-cell table:style-name="ce1" office:value-type="string" calcext:value-type="string">
            <text:p>Nebudes tahnout zombikem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amopal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Policej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C</text:p>
          </table:table-cell>
          <table:table-cell table:style-name="ce1" office:value-type="string" calcext:value-type="string">
            <text:p>Nesmis zbirat odmen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Army vesta</text:p>
          </table:table-cell>
          <table:table-cell table:style-name="ce7" office:value-type="string" calcext:value-type="string">
            <text:p>* Vesta 1. zdravi</text:p>
          </table:table-cell>
          <table:table-cell table:style-name="ce7" office:value-type="string" calcext:value-type="string">
            <text:p>2. zdra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esta</text:p>
          </table:table-cell>
          <table:table-cell table:style-name="ce7" office:value-type="string" calcext:value-type="string">
            <text:p>* Vesta 1 kapsa</text:p>
          </table:table-cell>
          <table:table-cell table:style-name="ce7" office:value-type="string" calcext:value-type="string">
            <text:p>Zahradnictvi 2 kapsy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2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Nabojova vesta</text:p>
          </table:table-cell>
          <table:table-cell table:style-name="ce7" office:value-type="string" calcext:value-type="string">
            <text:p>* Vesta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4 libovolne naboje nad maximum navic</text:p>
          </table:table-cell>
          <table:table-cell table:style-name="ce1" office:value-type="string" calcext:value-type="string">
            <text:p>Pridej odmenu do parku</text:p>
          </table:table-cell>
          <table:table-cell table:style-name="ce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psi_Zombici" table:style-name="ta4">
        <table:table-column table:style-name="co8" table:number-columns-repeated="2" table:default-cell-style-name="ce1"/>
        <table:table-column table:style-name="co45" table:default-cell-style-name="ce7"/>
        <table:table-column table:style-name="co35" table:default-cell-style-name="ce1"/>
        <table:table-column table:style-name="co46" table:default-cell-style-name="ce7"/>
        <table:table-column table:style-name="co47" table:default-cell-style-name="ce7"/>
        <table:table-column table:style-name="co37" table:default-cell-style-name="ce1"/>
        <table:table-column table:style-name="co48" table:number-columns-repeated="2" table:default-cell-style-name="ce1"/>
        <table:table-column table:style-name="co22" table:default-cell-style-name="ce1"/>
        <table:table-column table:style-name="co49" table:default-cell-style-name="ce1"/>
        <table:table-column table:style-name="co8" table:number-columns-repeated="1012" table:default-cell-style-name="ce1"/>
        <table:table-column table:style-name="co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T</text:p>
          </table:table-cell>
          <table:table-cell office:value-type="string" calcext:value-type="string">
            <text:p>Tex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omb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 na jakykoliv boj +1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vesta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Bacha na ne, kousou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 se porazit 2x</text:p>
          </table:table-cell>
          <table:table-cell table:number-columns-repeated="2" office:value-type="string" calcext:value-type="string">
            <text:p>png/kill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Rvat se s jednim takovym je jako zbit 2 zombik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ye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 odevzdej trofej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irac zdechli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klo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sti do sveho okoli 2 nove zombiky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Rve o pomoc uz kdyz te zahledn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v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z blizka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seker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Vidis ty svaly?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z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strelnou zbrani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pusk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ratonec po smrt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strodr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znici ti 1 vybav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darek.pn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si si dlouho nestrihala neh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r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da ti 2 zran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To nejsou zuby ale kl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smrtel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dyz ji porazis pridej si do okoli zombika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Kdyz ji zabijes, povstane zas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raneni" table:style-name="ta3">
        <table:table-column table:style-name="co21" table:number-columns-repeated="3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zne zraneni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icons/life.png</text:p>
          </table:table-cell>
          <table:table-cell office:value-type="string" calcext:value-type="string">
            <text:p>!!! -1 Zivo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raneni ruky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sekera.png</text:p>
          </table:table-cell>
          <table:table-cell office:value-type="string" calcext:value-type="string">
            <text:p>Postih -1 do boje na blizk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ram prez zad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vesta.png</text:p>
          </table:table-cell>
          <table:table-cell office:value-type="string" calcext:value-type="string">
            <text:p>Nemuzes pouzivat vest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av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buff.png</text:p>
          </table:table-cell>
          <table:table-cell office:value-type="string" calcext:value-type="string">
            <text:p>Pristi kolo nehrajes, pak tohle zraneni zaho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noh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icons/run.png</text:p>
          </table:table-cell>
          <table:table-cell office:value-type="string" calcext:value-type="string">
            <text:p>Postih -1 do pohyb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hlav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puska.png</text:p>
          </table:table-cell>
          <table:table-cell office:value-type="string" calcext:value-type="string">
            <text:p>Postih -1 do boje na dalk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ehke zraneni</text:p>
          </table:table-cell>
          <table:table-cell table:style-name="ce1" office:value-type="string" calcext:value-type="string">
            <text:p>png/trap.png</text:p>
          </table:table-cell>
          <table:table-cell table:style-name="ce1"/>
          <table:table-cell office:value-type="string" calcext:value-type="string">
            <text:p>Mas stesti, nic to nen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ostavy" table:style-name="ta3">
        <table:table-column table:style-name="co21" table:number-columns-repeated="3" table:default-cell-style-name="Default"/>
        <table:table-column table:style-name="co53" table:default-cell-style-name="ce8"/>
        <table:table-column table:style-name="co54" table:default-cell-style-name="ce8"/>
        <table:table-column table:style-name="co55" table:number-columns-repeated="4" table:default-cell-style-name="ce8"/>
        <table:table-column table:style-name="co25" table:default-cell-style-name="ce8"/>
        <table:table-column table:style-name="co21" table:default-cell-style-name="ce8"/>
        <table:table-column table:style-name="co56" table:default-cell-style-name="ce13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Zdr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nes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jovn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Univerzalni vo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zkumn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Vzdy vidi sousedni dilky mapy kolem nej (po silnic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Kazde leceni je o 1 ucinnej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ometc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2</text:p>
          </table:table-cell>
          <table:table-cell office:value-type="string" calcext:value-type="string">
            <text:p>V kazdem lootu najde 1 naboj nav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nik</text:p>
          </table:table-cell>
          <table:table-cell table:style-name="ce1" office:value-type="string" calcext:value-type="string">
            <text:p>png/kill.p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Mistr str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iper</text:p>
          </table:table-cell>
          <table:table-cell table:style-name="ce1" office:value-type="string" calcext:value-type="string">
            <text:p>png/kill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SSV + 1</text:p>
          </table:table-cell>
          <table:table-cell office:value-type="string" calcext:value-type="string">
            <text:p>Muze zastrelit zombika i o 3 kroky 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ac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V + 2</text:p>
          </table:table-cell>
          <table:table-cell office:value-type="string" calcext:value-type="string">
            <text:p>* Zbran pouziva radeji jako kyj</text:p>
          </table:table-cell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epsi_Loot" table:style-name="ta3">
        <table:table-column table:style-name="co21" table:number-columns-repeated="3" table:default-cell-style-name="Default"/>
        <table:table-column table:style-name="co21" table:default-cell-style-name="ce8"/>
        <table:table-column table:style-name="co57" table:default-cell-style-name="Default"/>
        <table:table-column table:style-name="co58" table:default-cell-style-name="Default"/>
        <table:table-column table:style-name="co21" table:default-cell-style-name="ce8"/>
        <table:table-column table:style-name="co5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'+2 / 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st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-1</text:p>
          </table:table-cell>
          <table:table-cell office:value-type="string" calcext:value-type="string">
            <text:p>Povine. Zranila te pas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upe zombiku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+3</text:p>
          </table:table-cell>
          <table:table-cell office:value-type="string" calcext:value-type="string">
            <text:p>Povine. Ihned dej do sveho okoli 3 nove zombiky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lezely syr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Berserk</text:p>
          </table:table-cell>
          <table:table-cell office:value-type="string" calcext:value-type="string">
            <text:p>Pristi 2 kola porazis kazdeho zombika holyma rukama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licek tabaku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Zdravi</text:p>
          </table:table-cell>
          <table:table-cell office:value-type="string" calcext:value-type="string">
            <text:p>Vyleci polovinu zraneni ale pristi kolo nehrajes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edna s vybavenim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Karta</text:p>
          </table:table-cell>
          <table:table-cell office:value-type="string" calcext:value-type="string">
            <text:p>Lizni si na ruku novou kartu a hned 1 kartu zahraj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Ginu</text:p>
          </table:table-cell>
          <table:table-cell table:style-name="ce1" office:value-type="string" calcext:value-type="string">
            <text:p>icons/run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se muzes posunout o 2 dal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Vodky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mas bonus +2 do boj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" table:style-name="ta3">
        <table:table-column table:style-name="co2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9" table:default-cell-style-name="ce8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ng/bulletA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 Krizovatka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kate Shop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png/bulletC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umpa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tack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rackarstvi</text:p>
          </table:table-cell>
          <table:table-cell office:value-type="string" calcext:value-type="string">
            <text:p>png/bulletA.png</text:p>
          </table:table-cell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lnice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 Krizovatka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ort Store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zarni Stanice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my Shop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lezarstvi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elp_text" table:style-name="ta3">
        <table:table-column table:style-name="co21" table:number-columns-repeated="4" table:default-cell-style-name="Default"/>
        <table:table-column table:style-name="co63" table:default-cell-style-name="Default"/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Oprav mapu||Precti karty|skozeni||Zabij zombika||Hraj karty||Posun se||Posun zombika||Dober kart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elp_img" table:style-name="ta3">
        <table:table-column table:style-name="co21" table:number-columns-repeated="4" table:default-cell-style-name="Default"/>
        <table:table-column table:style-name="co64" table:default-cell-style-name="Default"/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baveni</text:p>
          </table:table-cell>
          <table:table-cell table:style-name="ce1" office:value-type="string" calcext:value-type="string">
            <text:p>png/darek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mbici</text:p>
          </table:table-cell>
          <table:table-cell table:style-name="ce1" office:value-type="string" calcext:value-type="string">
            <text:p>png/kill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t</text:p>
          </table:table-cell>
          <table:table-cell table:style-name="ce1" office:value-type="string" calcext:value-type="string">
            <text:p>png/bulletC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aneni</text:p>
          </table:table-cell>
          <table:table-cell table:style-name="ce1" office:value-type="string" calcext:value-type="string">
            <text:p>icons/lif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19:04:30.45609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artin Holecek</meta:initial-creator>
    <meta:creation-date>2020-02-04T15:16:24Z</meta:creation-date>
    <dc:date>2021-10-12T19:09:08.901886053</dc:date>
    <meta:editing-cycles>345</meta:editing-cycles>
    <meta:editing-duration>PT11H39M15S</meta:editing-duration>
    <meta:document-statistic meta:table-count="14" meta:cell-count="1384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